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ger (author)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_di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mai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(post)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/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/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1:27.332871660</meta:creation-date>
    <dc:date>2022-08-28T22:23:00.668388102</dc:date>
    <meta:editing-duration>PT23M13S</meta:editing-duration>
    <meta:editing-cycles>3</meta:editing-cycles>
    <meta:generator>LibreOffice/7.3.5.2$Linux_X86_64 LibreOffice_project/30$Build-2</meta:generator>
    <meta:document-statistic meta:table-count="1" meta:cell-count="38" meta:object-count="0"/>
  </office:meta>
</office:document-meta>
</file>